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text-properties fo:color="#ff00ff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3">
      <style:paragraph-properties fo:margin-left="1in" fo:margin-right="0in" fo:text-indent="-0.25in" style:auto-text-indent="false"/>
    </style:style>
    <style:style style:name="P20" style:family="paragraph" style:parent-style-name="Standard" style:list-style-name="WWNum5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2" style:family="paragraph" style:parent-style-name="Standard" style:master-page-name="Standard">
      <style:paragraph-properties fo:orphans="0" fo:widows="0"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18" text:visited-style-name="ListLabel_20_118"><text:span text:style-name="T14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18" text:visited-style-name="ListLabel_20_118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3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p text:style-name="P1">1. <text:s/>Better Bluetooth audio:<text:line-break/><text:tab/><text:a xlink:type="simple" xlink:href="https://eischmann.wordpress.com/2019/02/11/better-bluetooth-sound-quality-on-linux/" text:style-name="ListLabel_20_119" text:visited-style-name="ListLabel_20_119"><text:span text:style-name="T15">https://eischmann.wordpress.com/2019/02/11/better-bluetooth-sound-quality-on-linux/</text:span></text:a><text:line-break/><text:tab/>https://github.com/EHfive/pulseaudio-modules-bt</text:p>
      <text:p text:style-name="P1">2.</text:p>
      <text:p text:style-name="P1">3.</text:p>
      <text:p text:style-name="P1"><text:soft-page-break/>4.</text:p>
      <text:p text:style-name="P1"><draw:rect text:anchor-type="as-char" style:rel-width="100%" draw:z-index="2" draw:style-name="gr1" draw:text-style-name="P23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23" svg:width="0.0012in" svg:height="0.0213in"><text:p/></draw:rect></text:p>
      <text:p text:style-name="P1"><text:span text:style-name="T7">What we’re up to :</text:span></text:p>
      <text:p text:style-name="P1"><text:span text:style-name="T7">V - Case of computer legs </text:span></text:p>
      <text:p text:style-name="P1"><text:span text:style-name="T7">J - Went to Community Hack Night @ Riot Games once again Monday night, and did a lot more SCaLE prep for our LinuxGameCast, Lutris and LinuxChix LA booths and events!</text:span></text:p>
      <text:p text:style-name="P1"><text:span text:style-name="T7">P - </text:span></text:p>
      <text:p text:style-name="Standard"><draw:rect text:anchor-type="as-char" style:rel-width="100%" draw:z-index="4" draw:style-name="gr1" draw:text-style-name="P23" svg:width="0.0012in" svg:height="0.0213in"><text:p/></draw:rect></text:p>
      <text:p text:style-name="Standard">News</text:p>
      <text:p text:style-name="Standard"/>
      <text:p text:style-name="Standard"><text:span text:style-name="T9">Slight delay for 18.04.2 LTS</text:span></text:p>
      <text:p text:style-name="Standard"><text:a xlink:type="simple" xlink:href="https://news.softpedia.com/news/ubuntu-18-04-2-lts-bionic-beaver-delayed-for-valentine-s-day-due-to-boot-error-524857.shtml" text:style-name="ListLabel_20_119" text:visited-style-name="ListLabel_20_119"><text:span text:style-name="T15">https://news.softpedia.com/news/ubuntu-18-04-2-lts-bionic-beaver-delayed-for-valentine-s-day-due-to-boot-error-524857.shtml</text:span></text:a></text:p>
      <text:list xml:id="list1017029871" text:style-name="WWNum1">
        <text:list-item>
          <text:p text:style-name="P5"><text:span text:style-name="T5">Glad they waited a week before this bug was released in the wild with disastrous results.</text:span></text:p>
        </text:list-item>
        <text:list-item>
          <text:p text:style-name="P5"><text:span text:style-name="T5">I was happy to hear that Ubuntu 18.04.2 LTS will ship with Ubuntu 18.10 Cosmic Cuttlefish graphics stack and kernel, so we will get a new kernel and updated Mesa drivers.</text:span></text:p>
        </text:list-item>
        <text:list-item>
          <text:p text:style-name="P5"><text:span text:style-name="T9">On the topic of 18.10.</text:span></text:p>
        </text:list-item>
        <text:list-item>
          <text:p text:style-name="P5"><text:span text:style-name="T9">If you use XFCE, don't.</text:span></text:p>
        </text:list-item>
        <text:list-item>
          <text:p text:style-name="P5"><text:span text:style-name="T9">Key-ring (while annoying) does not work.</text:span></text:p>
        </text:list-item>
        <text:list-item>
          <text:p text:style-name="P5"><text:soft-page-break/><text:span text:style-name="T9">File-roller does not work with Thunar.</text:span></text:p>
        </text:list-item>
        <text:list-item>
          <text:p text:style-name="P5"><text:span text:style-name="T9">ffmpeg built without nvenc.</text:span></text:p>
        </text:list-item>
        <text:list-item>
          <text:p text:style-name="P5"><text:span text:style-name="T9">So if you stream the video games, don't. </text:span></text:p>
        </text:list-item>
        <text:list-item>
          <text:p text:style-name="P5"><text:span text:style-name="T9">Totem don’t work. </text:span></text:p>
        </text:list-item>
        <text:list-item>
          <text:p text:style-name="P5"><text:span text:style-name="T9">Saving nvidia-settings, using the gnome software center, synaptic, well, anything that requires the admin password dies in a fire. </text:span></text:p>
        </text:list-item>
        <text:list-item>
          <text:p text:style-name="P5"><text:span text:style-name="T12">A week’s delay is perfectly acceptable, especially if it means fixing a boot issue.</text:span></text:p>
          <text:list>
            <text:list-item>
              <text:p text:style-name="P18"><text:span text:style-name="T9">Yeah, </text:span><text:a xlink:type="simple" xlink:href="https://news.softpedia.com/news/canonical-apologizes-for-another-ubuntu-linux-kernel-regression-fix-available-524892.shtml" text:style-name="ListLabel_20_119" text:visited-style-name="ListLabel_20_119"><text:span text:style-name="T15">aboot that</text:span></text:a><text:span text:style-name="T9">. </text:span></text:p>
              <text:list>
                <text:list-item>
                  <text:p text:style-name="P21"><text:span text:style-name="T12">And here I was, ready to cut them some slack.</text:span>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11">Root Snap</text:span></text:p>
      <text:p text:style-name="Standard"><text:a xlink:type="simple" xlink:href="https://www.bleepingcomputer.com/news/security/canonical-snapd-vulnerability-gives-root-access-in-linux/" text:style-name="ListLabel_20_119" text:visited-style-name="ListLabel_20_119"><text:span text:style-name="T15">https://www.bleepingcomputer.com/news/security/canonical-snapd-vulnerability-gives-root-access-in-linux/</text:span></text:a></text:p>
      <text:list xml:id="list3357220105" text:style-name="WWNum2">
        <text:list-item>
          <text:p text:style-name="P6"><text:span text:style-name="T9">It’s since been fixed but yeah, ouch. </text:span></text:p>
        </text:list-item>
        <text:list-item>
          <text:p text:style-name="P6"><text:span text:style-name="T12">At least the vulnerability is already fixed upstream and if you’ve run apt upgrade in the past couple of days, it’s probably fixed there too.</text:span></text:p>
        </text:list-item>
        <text:list-item>
          <text:p text:style-name="P6"><text:span text:style-name="T12">The thing here is, all those cloud servers Canonical has so proudly been talking about lately, I hope they update things.</text:span></text:p>
        </text:list-item>
        <text:list-item>
          <text:p text:style-name="P6"><text:span text:style-name="T9">It was a vulnerability called "Dirty_Sock" in the REST API causing a privilege escalation. </text:span></text:p>
        </text:list-item>
        <text:list-item>
          <text:p text:style-name="P6"><text:span text:style-name="T9">It is fixed in 2.37. But I would suggest nuking snap from orbit. </text:span></text:p>
        </text:list-item>
        <text:list-item>
          <text:p text:style-name="P6"><text:span text:style-name="T9">sudo apt autoremove --purge snapd gnome-software-plugin-snap</text:span></text:p>
        </text:list-item>
        <text:list-item>
          <text:p text:style-name="P6"><text:span text:style-name="T9">rm -fr ~/snap</text:span></text:p>
        </text:list-item>
        <text:list-item>
          <text:p text:style-name="P6"><text:span text:style-name="T9">No wonder gnome-system-monitor took so long to start, it was a snap...was. </text:span></text:p>
        </text:list-item>
        <text:list-item>
          <text:p text:style-name="P6"><text:span text:style-name="T9">Has nothing on the Brave browser Snap, that takes a solid 5 seconds to launch. </text:span></text:p>
        </text:list-item>
        <text:list-item>
          <text:p text:style-name="P6"><text:span text:style-name="T9">In all fairness I remove flatpak as well. </text:span></text:p>
        </text:list-item>
      </text:list>
      <text:p text:style-name="Standard"><text:soft-page-break/></text:p>
      <text:p text:style-name="Standard"><text:span text:style-name="T3">Plasma 5.15</text:span></text:p>
      <text:p text:style-name="Standard"><text:a xlink:type="simple" xlink:href="https://www.kde.org/announcements/plasma-5.15.0.php" text:style-name="ListLabel_20_119" text:visited-style-name="ListLabel_20_119"><text:span text:style-name="T15">https://www.kde.org/announcements/plasma-5.15.0.php</text:span></text:a></text:p>
      <text:list xml:id="list4267769270" text:style-name="WWNum7">
        <text:list-item>
          <text:p text:style-name="P7"><text:span text:style-name="T5">KDE Plasma 5.15 has been released, with a ton of updates and user interface improvements.</text:span></text:p>
        </text:list-item>
        <text:list-item>
          <text:p text:style-name="P7"><text:span text:style-name="T5">The screen reader now supports desktop icons and the Alt+Tab window switcher! <text:s/>This is something many of my blind friends have complained about not having.</text:span></text:p>
        </text:list-item>
        <text:list-item>
          <text:p text:style-name="P7"><text:span text:style-name="T5">KRunner no longer shows duplicate bookmarks from Firefox. <text:s/>That was always annoying and created a lot of visual clutter.</text:span></text:p>
        </text:list-item>
        <text:list-item>
          <text:p text:style-name="P7"><text:span text:style-name="T5">Flatpak packages now have app extension support in Discover, and now you can choose which ones to install.</text:span></text:p>
        </text:list-item>
        <text:list-item>
          <text:p text:style-name="P7"><text:span text:style-name="T12">Discover as a GUI for the flatpak-y bits is good to have.</text:span></text:p>
        </text:list-item>
        <text:list-item>
          <text:p text:style-name="P7"><text:span text:style-name="T12">Even if Discover is PackageKit-level atrocity written in Qt.</text:span></text:p>
        </text:list-item>
        <text:list-item>
          <text:p text:style-name="P7"><text:span text:style-name="T9">Wayland support for the pager.</text:span></text:p>
        </text:list-item>
      </text:list>
      <text:p text:style-name="P4"/>
      <text:p text:style-name="Standard"><text:span text:style-name="T9">OBS 23 RC1</text:span></text:p>
      <text:p text:style-name="Standard"><text:a xlink:type="simple" xlink:href="https://github.com/obsproject/obs-studio/releases/tag/23.0.0-rc1" text:style-name="ListLabel_20_119" text:visited-style-name="ListLabel_20_119"><text:span text:style-name="T15">https://github.com/obsproject/obs-studio/releases/tag/23.0.0-rc1</text:span></text:a></text:p>
      <text:list xml:id="list1931135275" text:style-name="WWNum13">
        <text:list-item>
          <text:p text:style-name="P8"><text:span text:style-name="T5">Added Limiter and Expander audio filters.</text:span></text:p>
          <text:list>
            <text:list-item>
              <text:p text:style-name="P19"><text:span text:style-name="T5">Probably won’t replace my hardware Giggletron 9000 though ;-D</text:span></text:p>
            </text:list-item>
          </text:list>
        </text:list-item>
        <text:list-item>
          <text:p text:style-name="P8"><text:span text:style-name="T5">Advanced output settings now has FFmpeg multi-track audio support.</text:span></text:p>
        </text:list-item>
        <text:list-item>
          <text:p text:style-name="P8"><text:span text:style-name="T5">Now in Audio settings you can add a fourth Mic/Auxiliary audio option.</text:span></text:p>
        </text:list-item>
        <text:list-item>
          <text:p text:style-name="P8"><text:span text:style-name="T9">It works but I would suggest building off master. </text:span></text:p>
        </text:list-item>
        <text:list-item>
          <text:p text:style-name="P8"><text:span text:style-name="T9">If you use multiple cameras prepare to do a happy dance.</text:span></text:p>
        </text:list-item>
        <text:list-item>
          <text:p text:style-name="P8"><text:span text:style-name="T9">Rate distortion optimization is neat. </text:span></text:p>
        </text:list-item>
      </text:list>
      <text:p text:style-name="Standard"/>
      <text:p text:style-name="Standard"><text:soft-page-break/><text:span text:style-name="T3">Libreoffice 6.2</text:span></text:p>
      <text:p text:style-name="Standard"><text:a xlink:type="simple" xlink:href="https://www.techrepublic.com/article/libreoffice-6-2-brings-new-interfaces-performance-improvements-to-the-open-source-office-suite/" text:style-name="ListLabel_20_119" text:visited-style-name="ListLabel_20_119"><text:span text:style-name="T15">https://www.techrepublic.com/article/libreoffice-6-2-brings-new-interfaces-performance-improvements-to-the-open-source-office-suite/</text:span></text:a></text:p>
      <text:list xml:id="list1634327028" text:style-name="WWNum9">
        <text:list-item>
          <text:p text:style-name="P9"><text:span text:style-name="T5">LibreOffice 6.2 has been released which brings new interfaces and performance improvements to the office suite.</text:span></text:p>
        </text:list-item>
        <text:list-item>
          <text:p text:style-name="P9"><text:span text:style-name="T5">The “Tabbed” interface, which is like Microsoft Office “Ribbon interface” is now available for all the programs in the suite.</text:span></text:p>
        </text:list-item>
        <text:list-item>
          <text:p text:style-name="P9"><text:span text:style-name="T5">A new alternative interface called "Groupedbar Compact" is available, which combines traditional and tabbed interfaces, and is great when desktop space is at a premium.</text:span></text:p>
        </text:list-item>
        <text:list-item>
          <text:p text:style-name="P9"><text:span text:style-name="T5">You can copy pasta spreadsheet data natively in Writer now.</text:span></text:p>
        </text:list-item>
        <text:list-item>
          <text:p text:style-name="P9"><text:span text:style-name="T12">I wonder if it can now handle a pair of CSV files I have, which previously made it poop the bed.</text:span></text:p>
        </text:list-item>
      </text:list>
      <text:p text:style-name="Standard"/>
      <text:p text:style-name="Standard"><text:span text:style-name="T3">Haberdashery</text:span> </text:p>
      <text:p text:style-name="Standard"><text:a xlink:type="simple" xlink:href="https://www.omgubuntu.co.uk/2019/02/fedora-logo-redesign-update-spoiler-its-looking-great" text:style-name="ListLabel_20_119" text:visited-style-name="ListLabel_20_119"><text:span text:style-name="T15">https://www.omgubuntu.co.uk/2019/02/fedora-logo-redesign-update-spoiler-its-looking-great</text:span></text:a></text:p>
      <text:list xml:id="list1423633067" text:style-name="WWNum5">
        <text:list-item>
          <text:p text:style-name="P10"><text:span text:style-name="T9">Long live Fredorf!</text:span></text:p>
          <text:list>
            <text:list-item>
              <text:p text:style-name="P20"><text:span text:style-name="T12">Fedorf is best dorf!</text:span></text:p>
            </text:list-item>
          </text:list>
        </text:list-item>
        <text:list-item>
          <text:p text:style-name="P10"><text:span text:style-name="T12">That looks bland.</text:span></text:p>
        </text:list-item>
        <text:list-item>
          <text:p text:style-name="P10"><text:span text:style-name="T5">We got a Fedora logo redesign update, and it is looking good.</text:span></text:p>
        </text:list-item>
        <text:list-item>
          <text:p text:style-name="P10"><text:span text:style-name="T5">They did choose to use the Candidate #1 Fedora logo over the Candidate #2 logo that Pedro and I liked better from the article we talked about last month.</text:span></text:p>
        </text:list-item>
        <text:list-item>
          <text:p text:style-name="P10"><text:span text:style-name="T5">The Linux community also liked the Candidate #1 Fedora logo better, and the design team realised that Candidate #2 was too similar to other logos.</text:span></text:p>
        </text:list-item>
        <text:list-item>
          <text:p text:style-name="P10"><text:span text:style-name="T5">From the new logo Candidates I like the logo Candidate #2 because visually the “f” is closer to the size and weight of the font, has a curved inner tail on the “f”, and a nice distance in space between the end of the inner tail curve and the stem of the “f.”</text:span></text:p>
        </text:list-item>
        <text:list-item>
          <text:p text:style-name="P10"><text:span text:style-name="T5">The design team still would like community feedback, and ask that it is both constructive and detailed.</text:span></text:p>
        </text:list-item>
      </text:list>
      <text:p text:style-name="Standard"/>
      <text:p text:style-name="Standard"><text:span text:style-name="T11">Roll your own</text:span></text:p>
      <text:p text:style-name="Standard"><text:a xlink:type="simple" xlink:href="https://abopen.com/news/building-a-risc-v-pc/" text:style-name="ListLabel_20_119" text:visited-style-name="ListLabel_20_119"><text:span text:style-name="T15">https://abopen.com/news/building-a-risc-v-pc/</text:span></text:a></text:p>
      <text:list xml:id="list2871902548" text:style-name="WWNum3">
        <text:list-item>
          <text:p text:style-name="P11"><text:soft-page-break/><text:span text:style-name="T9">Using a FPGA for I/O is a little metal. </text:span></text:p>
        </text:list-item>
        <text:list-item>
          <text:p text:style-name="P11"><text:span text:style-name="T12">28nm process, like… Excavator cores? Athlon 860K?</text:span></text:p>
        </text:list-item>
        <text:list-item>
          <text:p text:style-name="P11"><text:span text:style-name="T12">What I’m curious is how much this all cost.</text:span></text:p>
        </text:list-item>
        <text:list-item>
          <text:p text:style-name="P11"><text:span text:style-name="T5">Like Andrew Back talks about in the article, this is a testament to how far along that open source and its development has come that you can just put the parts together to build a RISC-V desktop and it just boots!</text:span></text:p>
        </text:list-item>
      </text:list>
      <text:p text:style-name="Standard"/>
      <text:p text:style-name="Standard"><text:span text:style-name="T9">Infinite storage</text:span></text:p>
      <text:p text:style-name="Standard"><text:a xlink:type="simple" xlink:href="https://github.com/xhighway999/PygaMasher" text:style-name="ListLabel_20_119" text:visited-style-name="ListLabel_20_119"><text:span text:style-name="T15">https://github.com/xhighway999/PygaMasher</text:span></text:a></text:p>
      <text:list xml:id="list1035996275" text:style-name="WWNum8">
        <text:list-item>
          <text:p text:style-name="P12"><text:span text:style-name="T9">Steganography in motion. </text:span></text:p>
        </text:list-item>
        <text:list-item>
          <text:p text:style-name="P12"><text:span text:style-name="T9">In theory this would let you do massive backups using any site that hosts video. </text:span></text:p>
        </text:list-item>
        <text:list-item>
          <text:p text:style-name="P12"><text:span text:style-name="T12">I’m surprised more projects haven’t done this.</text:span></text:p>
        </text:list-item>
        <text:list-item>
          <text:p text:style-name="P12"><text:span text:style-name="T12">Though, if this starts to take off, I can see Alphabet doing something about it on their end.</text:span></text:p>
        </text:list-item>
        <text:list-item>
          <text:p text:style-name="P12"><text:span text:style-name="T5">Here is a program I could have used many years ago when I started doing freelance animation, and when I was an animation student.</text:span></text:p>
        </text:list-item>
        <text:list-item>
          <text:p text:style-name="P12"><text:span text:style-name="T5">Corrupted video is commonplace, especially in today’s world of gigabyte and terabyte file sizes.</text:span></text:p>
        </text:list-item>
        <text:list-item>
          <text:p text:style-name="P12"><text:span text:style-name="T5">One of my tricks to recover corrupt video files was to run them thru Testdisk/PhotoRec. <text:s/></text:span></text:p>
        </text:list-item>
        <text:list-item>
          <text:p text:style-name="P12"><text:span text:style-name="T5">I would make a copy of the corrupted file for backup, and then delete one of the copies <text:s/>and run PhotoRec to recover a deleted file, and this would sometimes fix the corrupted video as well.</text:span></text:p>
        </text:list-item>
        <text:list-item>
          <text:p text:style-name="P12"><text:span text:style-name="T5">VLC is excellent at fixing corrupted video files also. <text:s/></text:span></text:p>
        </text:list-item>
        <text:list-item>
          <text:p text:style-name="P12"><text:span text:style-name="T5">If VLC will allow you to convert it to another video file format, sometimes it can fix it as well.</text:span></text:p>
        </text:list-item>
        <text:list-item>
          <text:p text:style-name="P12"><text:span text:style-name="T5">I have used HandBrake, FFmpeg and Kdenlive as well to convert a corrupted video file to another file format, that’s again, if it will even let you open it.</text:span></text:p>
        </text:list-item>
      </text:list>
      <text:p text:style-name="Standard"/>
      <text:p text:style-name="Standard"><text:span text:style-name="T11">Coreboot</text:span></text:p>
      <text:p text:style-name="Standard"><text:a xlink:type="simple" xlink:href="https://twitter.com/coreboot_org/status/1093870117044264961" text:style-name="ListLabel_20_119" text:visited-style-name="ListLabel_20_119"><text:span text:style-name="T15">https://twitter.com/coreboot_org/status/1093870117044264961</text:span></text:a></text:p>
      <text:list xml:id="list2000948001" text:style-name="WWNum4">
        <text:list-item>
          <text:p text:style-name="P13"><text:soft-page-break/><text:span text:style-name="T12">Clevo N131WU… That’s the same laptop as the Tuxedo Infinity Book which I had a look at.</text:span></text:p>
        </text:list-item>
        <text:list-item>
          <text:p text:style-name="P13"><text:span text:style-name="T12">This is good!</text:span></text:p>
        </text:list-item>
        <text:list-item>
          <text:p text:style-name="P13"><text:span text:style-name="T5">As we have talked about on LWDW in the past, this helps complete and solidify the dream of open hardware and software that Carl Richell has been wanting for System76.</text:span></text:p>
        </text:list-item>
        <text:list-item>
          <text:p text:style-name="P13"><text:span text:style-name="T5">Carl Richell tweeted that System76 is still in the research phase using Coreboot, but it is coming along nicely.</text:span></text:p>
        </text:list-item>
      </text:list>
      <text:p text:style-name="Standard"/>
      <text:p text:style-name="Standard">Blueteeth LDAC (Rtheren)</text:p>
      <text:p text:style-name="Standard"><text:a xlink:type="simple" xlink:href="https://eischmann.wordpress.com/2019/02/11/better-bluetooth-sound-quality-on-linux/" text:style-name="ListLabel_20_119" text:visited-style-name="ListLabel_20_119"><text:span text:style-name="T15">https://eischmann.wordpress.com/2019/02/11/better-bluetooth-sound-quality-on-linux/</text:span></text:a></text:p>
      <text:list xml:id="list570992365" text:style-name="WWNum6">
        <text:list-item>
          <text:p text:style-name="P14"><text:span text:style-name="T9">First desktop to support LDAC? Neat. </text:span></text:p>
        </text:list-item>
        <text:list-item>
          <text:p text:style-name="P14"><text:span text:style-name="T9">Difficulty: Using a bluetooth headset. </text:span></text:p>
        </text:list-item>
        <text:list-item>
          <text:p text:style-name="P14"><text:span text:style-name="T12">Is A2DP the default, yet?</text:span></text:p>
        </text:list-item>
      </text:list>
      <text:p text:style-name="Standard"><draw:rect text:anchor-type="as-char" style:rel-width="100%" draw:z-index="5" draw:style-name="gr1" draw:text-style-name="P23" svg:width="0.0012in" svg:height="0.0213in"><text:p/></draw:rect></text:p>
      <text:p text:style-name="Standard">Plugs</text:p>
      <text:p text:style-name="Standard"/>
      <text:p text:style-name="Standard">Linda</text:p>
      <text:p text:style-name="Standard">Andre</text:p>
      <text:p text:style-name="Standard">David</text:p>
      <text:p text:style-name="Standard"><draw:rect text:anchor-type="as-char" style:rel-width="100%" draw:z-index="6" draw:style-name="gr1" draw:text-style-name="P23" svg:width="0.0012in" svg:height="0.0213in"><text:p/></draw:rect></text:p>
      <text:p text:style-name="Standard">Slice of Pi</text:p>
      <text:p text:style-name="Standard"/>
      <text:p text:style-name="Standard"><text:span text:style-name="T11">Pi on the high street</text:span> </text:p>
      <text:p text:style-name="Standard"><text:a xlink:type="simple" xlink:href="https://venturebeat.com/2019/02/07/raspberry-pi-gets-its-own-brick-and-mortar-retail-store/" text:style-name="ListLabel_20_119" text:visited-style-name="ListLabel_20_119"><text:span text:style-name="T15">https://venturebeat.com/2019/02/07/raspberry-pi-gets-its-own-brick-and-mortar-retail-store/</text:span></text:a></text:p>
      <text:list xml:id="list1340845852" text:style-name="WWNum10">
        <text:list-item>
          <text:p text:style-name="P15"><text:soft-page-break/><text:span text:style-name="T12">Smack in the middle of downtown Cambridge, in the Grand Arcade.</text:span></text:p>
        </text:list-item>
        <text:list-item>
          <text:p text:style-name="P15"><text:span text:style-name="T12">I shall be going there at some point, I have a week off at the end of February.</text:span></text:p>
        </text:list-item>
        <text:list-item>
          <text:p text:style-name="P15"><text:span text:style-name="T5">Finally a computer store with Linux being the dominant operating system! <text:s/>At least, not only in Brazil.</text:span></text:p>
        </text:list-item>
        <text:list-item>
          <text:p text:style-name="P15"><text:span text:style-name="T5">The local Micro Center has an excellent RasPi section that does extremely well in sales, and educating the general public that DIY boards exist.</text:span></text:p>
        </text:list-item>
        <text:list-item>
          <text:p text:style-name="P15"><text:span text:style-name="T9">They sell bear plushies. </text:span></text:p>
        </text:list-item>
      </text:list>
      <text:p text:style-name="Standard"/>
      <text:p text:style-name="Standard"><text:span text:style-name="T3">Ceiling Pi</text:span> </text:p>
      <text:p text:style-name="Standard"><text:a xlink:type="simple" xlink:href="https://www.tindie.com/products/omzlo/piwatcher-the-best-watchdog-for-your-raspberry-pi/" text:style-name="ListLabel_20_119" text:visited-style-name="ListLabel_20_119"><text:span text:style-name="T15">https://www.tindie.com/products/omzlo/piwatcher-the-best-watchdog-for-your-raspberry-pi/</text:span></text:a></text:p>
      <text:list xml:id="list1103029968" text:style-name="WWNum11">
        <text:list-item>
          <text:p text:style-name="P16"><text:span text:style-name="T9">This could be handy for, things.</text:span></text:p>
        </text:list-item>
        <text:list-item>
          <text:p text:style-name="P16"><text:span text:style-name="T5">PiWatcher is a watchdog for your RasPi, and is a small board that lets you fully shutdown or reboot your Pi using software via a command line utility called piwatcher or by hardware.</text:span></text:p>
        </text:list-item>
        <text:list-item>
          <text:p text:style-name="P16"><text:span text:style-name="T5">Also, has a nice hardware micro push-button that will let you turn off the Pi completely, just like a desktop.</text:span></text:p>
        </text:list-item>
      </text:list>
      <text:p text:style-name="Standard"/>
      <text:p text:style-name="Standard"><draw:rect text:anchor-type="as-char" style:rel-width="100%" draw:z-index="7" draw:style-name="gr1" draw:text-style-name="P23" svg:width="0.0012in" svg:height="0.0213in"><text:p/></draw:rect></text:p>
      <text:p text:style-name="Standard">Feedback</text:p>
      <text:p text:style-name="Standard"/>
      <text:p text:style-name="Standard">Guests</text:p>
      <text:p text:style-name="Standard"><text:a xlink:type="simple" xlink:href="https://linuxgamecast.com/bradley/?hZxyebX" text:style-name="ListLabel_20_119" text:visited-style-name="ListLabel_20_119"><text:span text:style-name="T15">https://linuxgamecast.com/bradley/?hZxyebX</text:span></text:a></text:p>
      <text:list xml:id="list1121871068" text:style-name="WWNum12">
        <text:list-item>
          <text:p text:style-name="P17"><text:span text:style-name="T12">Interesting you should mention Ross Scott.</text:span></text:p>
        </text:list-item>
        <text:list-item>
          <text:p text:style-name="P17"><text:span text:style-name="T12">I had a bit of a back and forth with him over email for a while.</text:span></text:p>
        </text:list-item>
        <text:list-item>
          <text:p text:style-name="P17"><text:span text:style-name="T12">He’s gone a bit quiet lately on that front, but we started talking precisely because he asked if any “Linux experts” in the audience could give him a few pointers.</text:span></text:p>
        </text:list-item>
        <text:list-item>
          <text:p text:style-name="P17"><text:span text:style-name="T5">At SCaLE we are going to be doing interviews with developers and members of the community at the Con and getting people to interview for LWDW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45" meta:word-count="1429" meta:character-count="8888" meta:non-whitespace-character-count="7641"/>
    <meta:generator>LibreOfficeDev/6.0.5.2$Linux_X86_64 LibreOffice_project/</meta:generator>
  </office:meta>
</office:document-meta>
</file>